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fdb3" officeooo:paragraph-rsid="001ffdb3"/>
    </style:style>
    <style:style style:name="P2" style:family="paragraph" style:parent-style-name="Standard">
      <style:text-properties officeooo:rsid="00219465" officeooo:paragraph-rsid="00219465"/>
    </style:style>
    <style:style style:name="P3" style:family="paragraph" style:parent-style-name="Standard">
      <style:text-properties officeooo:rsid="00219465" officeooo:paragraph-rsid="001ffdb3"/>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margin-top="0cm" fo:margin-bottom="0cm" loext:contextual-spacing="false"/>
      <style:text-properties fo:font-weight="bold" style:font-weight-asian="bold"/>
    </style:style>
    <style:style style:name="P6" style:family="paragraph" style:parent-style-name="Standard" style:master-page-name="Standard">
      <style:paragraph-properties fo:text-align="center" style:justify-single-word="false" style:page-number="auto"/>
      <style:text-properties fo:font-weight="bold" style:font-weight-asian="bold"/>
    </style:style>
    <style:style style:name="P7" style:family="paragraph" style:parent-style-name="Standard">
      <style:text-properties officeooo:rsid="001ffdb3" officeooo:paragraph-rsid="0025543e"/>
    </style:style>
    <style:style style:name="P8" style:family="paragraph" style:parent-style-name="Standard">
      <style:text-properties officeooo:rsid="00219465" officeooo:paragraph-rsid="00295a00"/>
    </style:style>
    <style:style style:name="P9" style:family="paragraph" style:parent-style-name="Standard">
      <style:text-properties officeooo:rsid="00295a00" officeooo:paragraph-rsid="00295a00"/>
    </style:style>
    <style:style style:name="T1" style:family="text">
      <style:text-properties officeooo:rsid="00219465"/>
    </style:style>
    <style:style style:name="T2" style:family="text">
      <style:text-properties officeooo:rsid="00295a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VALACION</text:p>
      <text:p text:style-name="P4">DESARROLLO DE HABILIDADES EN VENTAS</text:p>
      <text:p text:style-name="Standard"/>
      <text:p text:style-name="Standard"/>
      <text:p text:style-name="P5">NOMBRE <text:span text:style-name="T2">Margarita Gomez</text:span></text:p>
      <text:p text:style-name="P5">CARGO <text:s/><text:span text:style-name="T2">Agente Contact center</text:span></text:p>
      <text:p text:style-name="P5">CEDULA <text:bookmark text:name="_GoBack"/><text:span text:style-name="T2">52,775,276 Bogota</text:span></text:p>
      <text:p text:style-name="Standard"/>
      <text:p text:style-name="Standard">1-¿Qué habilidades debe adquirir un vendedor?</text:p>
      <text:p text:style-name="Standard">2-¿Qué proceso de ventas debe tener en cuenta un vendedor para una visita o llamada?</text:p>
      <text:p text:style-name="Standard">3-¿a través de un ejemplo contextualice la capacitación en una llamada o visita de un cliente de Etanoles del Magdalena?</text:p>
      <text:p text:style-name="Standard">4-¿Qué aporte deja para usted la capacitación?</text:p>
      <text:p text:style-name="P1">SOLUCION</text:p>
      <text:p text:style-name="P1">1- Habilidades:</text:p>
      <text:p text:style-name="P1"><text:span text:style-name="T1">C</text:span>onocer el productos</text:p>
      <text:p text:style-name="P1"><text:span text:style-name="T1">C</text:span>onvertir las características en beneficios</text:p>
      <text:p text:style-name="P3">Aprender a diferenciar los tipos de clientes</text:p>
      <text:p text:style-name="P2">Aprender a manejar la objeciones </text:p>
      <text:p text:style-name="P2">2- </text:p>
      <text:p text:style-name="P2">Preparar</text:p>
      <text:p text:style-name="P2">Abrir</text:p>
      <text:p text:style-name="P2">Diagnosticar</text:p>
      <text:p text:style-name="P2">Presentar</text:p>
      <text:p text:style-name="P2">Responder</text:p>
      <text:p text:style-name="P8">Comprometer</text:p>
      <text:p text:style-name="P8">Seguimiento</text:p>
      <text:p text:style-name="P9"><text:soft-page-break/>3- FRUTAROMA</text:p>
      <text:p text:style-name="P9">Este cliente estaba en la base de datos de la compañía, antes de comunicarme con el indago si nos compraron en alguna ocasión y la razón por la que dejaron de comprar adicionalmente si la persona que en ese momento era la encargada de compras es la misma, una vez tengo esa información me comunico con el cliente y le pido los datos que me van a ayudar a confirmar cuales son sus necesidades y programo una cita con la Jefe de Gestión Administrativa, una vez ella hace la visita yo hago seguimiento de documentación y ordenes de compras, y solicito sea activado para que la relación comercial sea exitosa </text:p>
      <text:p text:style-name="P9">4-</text:p>
      <text:p text:style-name="P9">La capacitación me hizo un aporte muy bueno con herramientas para tener una exitosa relación comercial y así incrementar las ventas en la agencia </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CO"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CO"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TACT CENTER</meta:initial-creator>
    <meta:editing-cycles>4</meta:editing-cycles>
    <meta:creation-date>2015-08-29T15:07:00</meta:creation-date>
    <dc:date>2015-09-01T16:20:17.883000000</dc:date>
    <meta:editing-duration>PT1H19M47S</meta:editing-duration>
    <meta:generator>LibreOffice/4.4.3.2$Windows_x86 LibreOffice_project/88805f81e9fe61362df02b9941de8e38a9b5fd16</meta:generator>
    <meta:document-statistic meta:table-count="0" meta:image-count="0" meta:object-count="0" meta:page-count="2" meta:paragraph-count="27" meta:word-count="232" meta:character-count="1409" meta:non-whitespace-character-count="11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